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>
        <draw:line draw:style-name="gr1" draw:text-style-name="P1" draw:layer="layout" svg:x1="1.4cm" svg:y1="6.4cm" svg:x2="4cm" svg:y2="6.4cm">
          <text:p/>
        </draw:line>
        <draw:line draw:style-name="gr1" draw:text-style-name="P1" draw:layer="layout" svg:x1="4cm" svg:y1="6.4cm" svg:x2="4cm" svg:y2="5.2cm">
          <text:p/>
        </draw:line>
        <draw:line draw:style-name="gr1" draw:text-style-name="P1" draw:layer="layout" svg:x1="4cm" svg:y1="5.2cm" svg:x2="5.4cm" svg:y2="5.2cm">
          <text:p/>
        </draw:line>
        <draw:frame draw:style-name="gr2" draw:text-style-name="P2" draw:layer="layout" svg:width="2.8cm" svg:height="1.902cm" svg:x="5.4cm" svg:y="4.6cm">
          <draw:text-box>
            <text:p>Good</text:p>
            <text:p/>
          </draw:text-box>
        </draw:frame>
        <draw:frame draw:style-name="gr2" draw:text-style-name="P2" draw:layer="layout" svg:width="2.6cm" svg:height="2.842cm" svg:x="1cm" svg:y="6.6cm">
          <draw:text-box>
            <text:p>Good</text:p>
            <text:p/>
            <text:p/>
          </draw:text-box>
        </draw:frame>
        <draw:line draw:style-name="gr1" draw:text-style-name="P1" draw:layer="layout" svg:x1="1.4cm" svg:y1="6.4cm" svg:x2="4cm" svg:y2="6.4cm">
          <text:p/>
        </draw:line>
        <draw:line draw:style-name="gr1" draw:text-style-name="P1" draw:layer="layout" svg:x1="4cm" svg:y1="6.4cm" svg:x2="4cm" svg:y2="5.2cm">
          <text:p/>
        </draw:line>
        <draw:line draw:style-name="gr1" draw:text-style-name="P1" draw:layer="layout" svg:x1="4cm" svg:y1="5.2cm" svg:x2="5.4cm" svg:y2="5.2cm">
          <text:p/>
        </draw:line>
        <draw:frame draw:style-name="gr2" draw:text-style-name="P2" draw:layer="layout" svg:width="2.8cm" svg:height="1.902cm" svg:x="5.4cm" svg:y="4.6cm">
          <draw:text-box>
            <text:p>Good</text:p>
            <text:p/>
          </draw:text-box>
        </draw:frame>
        <draw:frame draw:style-name="gr2" draw:text-style-name="P2" draw:layer="layout" svg:width="2.6cm" svg:height="2.842cm" svg:x="1cm" svg:y="6.6cm">
          <draw:text-box>
            <text:p>Good</text:p>
            <text:p/>
            <text:p/>
          </draw:text-box>
        </draw:frame>
        <draw:line draw:style-name="gr1" draw:text-style-name="P1" draw:layer="layout" svg:x1="8.2cm" svg:y1="6.502cm" svg:x2="10.8cm" svg:y2="6.4cm">
          <text:p/>
        </draw:line>
        <draw:line draw:style-name="gr1" draw:text-style-name="P1" draw:layer="layout" svg:x1="10.8cm" svg:y1="6.2cm" svg:x2="10.8cm" svg:y2="2.2cm">
          <text:p/>
        </draw:line>
        <draw:line draw:style-name="gr1" draw:text-style-name="P1" draw:layer="layout" svg:x1="10.8cm" svg:y1="2.2cm" svg:x2="12.8cm" svg:y2="2.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draw:connector draw:style-name="gr4" draw:text-style-name="P4" draw:layer="layout" svg:x1="0.743cm" svg:y1="9.662cm" svg:x2="4.4cm" svg:y2="8.621cm" svg:d="M743 9662h1829v-1041h1828" svg:viewBox="0 0 3658 1042">
          <text:p/>
        </draw:connector>
        <draw:connector draw:style-name="gr4" draw:text-style-name="P4" draw:layer="layout" svg:x1="5.351cm" svg:y1="9.721cm" svg:x2="8.889cm" svg:y2="6.451cm" svg:d="M5351 9721h1769v-3270h1769" svg:viewBox="0 0 3539 3271">
          <text:p/>
        </draw:connector>
        <draw:connector draw:style-name="gr4" draw:text-style-name="P4" draw:layer="layout" svg:x1="9.692cm" svg:y1="9.662cm" svg:x2="12.278cm" svg:y2="11.326cm" svg:d="M9692 9662h1293v1664h1293" svg:viewBox="0 0 2587 1665">
          <text:p/>
        </draw:connector>
        <draw:connector draw:style-name="gr4" draw:text-style-name="P4" draw:layer="layout" svg:x1="12.873cm" svg:y1="6.392cm" svg:x2="15.31cm" svg:y2="6.956cm" svg:d="M12873 6392h1219v564h1218" svg:viewBox="0 0 2438 565">
          <text:p/>
        </draw:connector>
        <draw:connector draw:style-name="gr4" draw:text-style-name="P4" draw:layer="layout" svg:x1="16.083cm" svg:y1="6.273cm" svg:x2="19.68cm" svg:y2="9.84cm" svg:d="M16083 6273h1799v3567h1798" svg:viewBox="0 0 3598 3568">
          <text:p/>
        </draw:connector>
        <draw:connector draw:style-name="gr4" draw:text-style-name="P4" draw:layer="layout" svg:x1="20.364cm" svg:y1="6.213cm" svg:x2="23.724cm" svg:y2="3.746cm" svg:d="M20364 6213h1680v-2467h1680" svg:viewBox="0 0 3361 2468">
          <text:p/>
        </draw:connector>
        <draw:frame draw:style-name="gr5" draw:text-style-name="P2" draw:layer="layout" svg:width="2.6cm" svg:height="2.613cm" svg:x="0.6cm" svg:y="9.587cm">
          <draw:text-box>
            <text:p>Good</text:p>
            <text:p/>
          </draw:text-box>
        </draw:frame>
        <draw:frame draw:style-name="gr5" draw:text-style-name="P2" draw:layer="layout" svg:width="2.6cm" svg:height="2.613cm" svg:x="5.2cm" svg:y="9.587cm">
          <draw:text-box>
            <text:p>Good</text:p>
            <text:p/>
          </draw:text-box>
        </draw:frame>
        <draw:frame draw:style-name="gr5" draw:text-style-name="P2" draw:layer="layout" svg:width="2.6cm" svg:height="2.613cm" svg:x="9.4cm" svg:y="8.787cm">
          <draw:text-box>
            <text:p>Good</text:p>
            <text:p/>
          </draw:text-box>
        </draw:frame>
        <draw:frame draw:style-name="gr5" draw:text-style-name="P2" draw:layer="layout" svg:width="2.6cm" svg:height="2.613cm" svg:x="10.6cm" svg:y="11.187cm">
          <draw:text-box>
            <text:p>Good</text:p>
            <text:p/>
          </draw:text-box>
        </draw:frame>
        <draw:frame draw:style-name="gr5" draw:text-style-name="P2" draw:layer="layout" svg:width="2.6cm" svg:height="2.842cm" svg:x="7cm" svg:y="5.587cm">
          <draw:text-box>
            <text:p>Bad</text:p>
            <text:p/>
            <text:p/>
          </draw:text-box>
        </draw:frame>
        <draw:frame draw:style-name="gr5" draw:text-style-name="P2" draw:layer="layout" svg:width="2.6cm" svg:height="2.842cm" svg:x="12.6cm" svg:y="5.6cm">
          <draw:text-box>
            <text:p>Bad</text:p>
            <text:p/>
            <text:p/>
          </draw:text-box>
        </draw:frame>
        <draw:frame draw:style-name="gr5" draw:text-style-name="P2" draw:layer="layout" svg:width="2.6cm" svg:height="2.842cm" svg:x="13.8cm" svg:y="6.758cm">
          <draw:text-box>
            <text:p>Bad</text:p>
            <text:p/>
            <text:p/>
          </draw:text-box>
        </draw:frame>
        <draw:frame draw:style-name="gr5" draw:text-style-name="P2" draw:layer="layout" svg:width="2.6cm" svg:height="2.842cm" svg:x="16.083cm" svg:y="5.358cm">
          <draw:text-box>
            <text:p>Bad</text:p>
            <text:p/>
            <text:p/>
          </draw:text-box>
        </draw:frame>
        <draw:frame draw:style-name="gr5" draw:text-style-name="P2" draw:layer="layout" svg:width="2.6cm" svg:height="2.842cm" svg:x="20.4cm" svg:y="6.158cm">
          <draw:text-box>
            <text:p>Bad</text:p>
            <text:p/>
            <text:p/>
          </draw:text-box>
        </draw:frame>
        <draw:frame draw:style-name="gr5" draw:text-style-name="P2" draw:layer="layout" svg:width="2.6cm" svg:height="2.613cm" svg:x="5.2cm" svg:y="9.588cm">
          <draw:text-box>
            <text:p>Good</text:p>
            <text:p/>
          </draw:text-box>
        </draw:frame>
        <draw:frame draw:style-name="gr5" draw:text-style-name="P2" draw:layer="layout" svg:width="2.6cm" svg:height="2.613cm" svg:x="17.8cm" svg:y="9.787cm">
          <draw:text-box>
            <text:p>Good</text:p>
            <text:p/>
          </draw:text-box>
        </draw:frame>
        <draw:frame draw:style-name="gr5" draw:text-style-name="P2" draw:layer="layout" svg:width="2.6cm" svg:height="2.842cm" svg:x="22.2cm" svg:y="3cm">
          <draw:text-box>
            <text:p>Bad</text:p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5:36:02.955345249</meta:creation-date>
    <dc:date>2019-01-23T15:55:18.289912239</dc:date>
    <meta:editing-duration>PT8M32S</meta:editing-duration>
    <meta:editing-cycles>2</meta:editing-cycles>
    <meta:generator>LibreOffice/6.0.6.2$Linux_X86_64 LibreOffice_project/00m0$Build-2</meta:generator>
    <meta:document-statistic meta:object-count="56"/>
  </office:meta>
</office:document-meta>
</file>